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officeooo:rsid="000c2ae4" officeooo:paragraph-rsid="000c2ae4"/>
    </style:style>
    <style:style style:name="P2" style:family="paragraph" style:parent-style-name="Standard">
      <style:text-properties style:font-name="Times New Roman" officeooo:rsid="000e728e" officeooo:paragraph-rsid="000e728e"/>
    </style:style>
    <style:style style:name="P3" style:family="paragraph" style:parent-style-name="Standard">
      <style:paragraph-properties fo:text-align="center" style:justify-single-word="false"/>
      <style:text-properties style:font-name="Times New Roman" officeooo:rsid="000e728e" officeooo:paragraph-rsid="000e728e"/>
    </style:style>
    <style:style style:name="P4" style:family="paragraph" style:parent-style-name="Standard">
      <style:paragraph-properties fo:text-align="start" style:justify-single-word="false"/>
      <style:text-properties style:font-name="Times New Roman" officeooo:rsid="000e728e" officeooo:paragraph-rsid="000e728e"/>
    </style:style>
    <style:style style:name="P5" style:family="paragraph" style:parent-style-name="Standard">
      <style:paragraph-properties fo:text-align="start" style:justify-single-word="false"/>
      <style:text-properties style:font-name="Times New Roman" officeooo:rsid="000e728e" officeooo:paragraph-rsid="000f6a31"/>
    </style:style>
    <style:style style:name="P6" style:family="paragraph" style:parent-style-name="Standard">
      <style:paragraph-properties>
        <style:tab-stops>
          <style:tab-stop style:position="0.5in"/>
        </style:tab-stops>
      </style:paragraph-properties>
      <style:text-properties style:font-name="Times New Roman" officeooo:rsid="000f979c" officeooo:paragraph-rsid="0017818d"/>
    </style:style>
    <style:style style:name="P7" style:family="paragraph" style:parent-style-name="Standard">
      <style:text-properties style:font-name="Times New Roman" fo:font-size="14pt" fo:font-weight="bold" officeooo:rsid="000e728e" officeooo:paragraph-rsid="000e728e" style:font-size-asian="14pt" style:font-weight-asian="bold" style:font-size-complex="14pt" style:font-weight-complex="bold"/>
    </style:style>
    <style:style style:name="P8" style:family="paragraph" style:parent-style-name="Standard">
      <style:paragraph-properties fo:text-align="center" style:justify-single-word="false" fo:break-before="column"/>
      <style:text-properties style:font-name="Times New Roman" officeooo:rsid="000e728e" officeooo:paragraph-rsid="000e728e"/>
    </style:style>
    <style:style style:name="P9" style:family="paragraph" style:parent-style-name="Standard" style:master-page-name="">
      <style:paragraph-properties style:page-number="auto">
        <style:tab-stops>
          <style:tab-stop style:position="0.5in"/>
        </style:tab-stops>
      </style:paragraph-properties>
      <style:text-properties style:font-name="Times New Roman" officeooo:rsid="000f979c" officeooo:paragraph-rsid="0017818d"/>
    </style:style>
    <style:style style:name="P10" style:family="paragraph" style:parent-style-name="Header">
      <style:paragraph-properties fo:text-align="end" style:justify-single-word="false"/>
    </style:style>
    <style:style style:name="P11" style:family="paragraph" style:parent-style-name="Standard">
      <style:paragraph-properties>
        <style:tab-stops>
          <style:tab-stop style:position="0.5in"/>
        </style:tab-stops>
      </style:paragraph-properties>
      <style:text-properties style:font-name="Times New Roman" fo:font-style="normal" officeooo:rsid="00140dbb" officeooo:paragraph-rsid="00140dbb" style:font-style-asian="normal" style:font-style-complex="normal"/>
    </style:style>
    <style:style style:name="P12" style:family="paragraph" style:parent-style-name="Standard">
      <style:text-properties style:font-name="Times New Roman" officeooo:rsid="0019a34e" officeooo:paragraph-rsid="0019a34e"/>
    </style:style>
    <style:style style:name="P13" style:family="paragraph" style:parent-style-name="Standard">
      <style:paragraph-properties fo:text-align="center" style:justify-single-word="false"/>
      <style:text-properties style:font-name="Times New Roman" officeooo:rsid="000e728e" officeooo:paragraph-rsid="000e728e"/>
    </style:style>
    <style:style style:name="P14" style:family="paragraph" style:parent-style-name="Standard">
      <style:text-properties style:font-name="Times New Roman" fo:font-size="14pt" fo:font-weight="bold" officeooo:rsid="000e728e" officeooo:paragraph-rsid="000e728e" style:font-size-asian="14pt" style:font-weight-asian="bold" style:font-size-complex="14pt" style:font-weight-complex="bold"/>
    </style:style>
    <style:style style:name="P15" style:family="paragraph" style:parent-style-name="Standard">
      <style:text-properties style:font-name="Times New Roman" officeooo:rsid="001b82c2" officeooo:paragraph-rsid="001b82c2"/>
    </style:style>
    <style:style style:name="P16" style:family="paragraph" style:parent-style-name="Standard">
      <style:paragraph-properties>
        <style:tab-stops>
          <style:tab-stop style:position="0.5in"/>
        </style:tab-stops>
      </style:paragraph-properties>
      <style:text-properties style:font-name="Times New Roman" officeooo:rsid="000f979c" officeooo:paragraph-rsid="001d075b"/>
    </style:style>
    <style:style style:name="P17" style:family="paragraph" style:parent-style-name="Standard">
      <style:text-properties style:font-name="Times New Roman" officeooo:rsid="00210e10" officeooo:paragraph-rsid="00210e10"/>
    </style:style>
    <style:style style:name="P18" style:family="paragraph" style:parent-style-name="Standard">
      <style:text-properties officeooo:paragraph-rsid="001b82c2"/>
    </style:style>
    <style:style style:name="P19" style:family="paragraph" style:parent-style-name="Standard">
      <style:paragraph-properties fo:text-align="center" style:justify-single-word="false" fo:break-before="page"/>
      <style:text-properties style:font-name="Times New Roman" officeooo:rsid="000e728e" officeooo:paragraph-rsid="000e728e"/>
    </style:style>
    <style:style style:name="P2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Times New Roman" officeooo:rsid="000e728e" officeooo:paragraph-rsid="000f6a31"/>
    </style:style>
    <style:style style:name="P21"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style:font-name="Times New Roman" officeooo:rsid="000e728e" officeooo:paragraph-rsid="000f6a31"/>
    </style:style>
    <style:style style:name="T1" style:family="text">
      <style:text-properties officeooo:rsid="0010e93f"/>
    </style:style>
    <style:style style:name="T2" style:family="text">
      <style:text-properties officeooo:rsid="0011eaf9"/>
    </style:style>
    <style:style style:name="T3" style:family="text">
      <style:text-properties officeooo:rsid="0012ae9d"/>
    </style:style>
    <style:style style:name="T4" style:family="text">
      <style:text-properties fo:font-style="italic" officeooo:rsid="0010e93f" style:font-style-asian="italic" style:font-style-complex="italic"/>
    </style:style>
    <style:style style:name="T5" style:family="text">
      <style:text-properties fo:font-style="italic" officeooo:rsid="0012ae9d" style:font-style-asian="italic" style:font-style-complex="italic"/>
    </style:style>
    <style:style style:name="T6" style:family="text">
      <style:text-properties fo:font-style="italic" officeooo:rsid="00133713" style:font-style-asian="italic" style:font-style-complex="italic"/>
    </style:style>
    <style:style style:name="T7" style:family="text">
      <style:text-properties fo:font-style="italic" officeooo:rsid="00140dbb" style:font-style-asian="italic" style:font-style-complex="italic"/>
    </style:style>
    <style:style style:name="T8" style:family="text">
      <style:text-properties fo:font-style="italic" officeooo:rsid="0017818d" style:font-style-asian="italic" style:font-style-complex="italic"/>
    </style:style>
    <style:style style:name="T9" style:family="text">
      <style:text-properties fo:font-style="italic" officeooo:rsid="0017bd01"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2ae9d" style:font-style-asian="normal" style:font-style-complex="normal"/>
    </style:style>
    <style:style style:name="T12" style:family="text">
      <style:text-properties fo:font-style="normal" officeooo:rsid="00133713" style:font-style-asian="normal" style:font-style-complex="normal"/>
    </style:style>
    <style:style style:name="T13" style:family="text">
      <style:text-properties fo:font-style="normal" officeooo:rsid="00140dbb" style:font-style-asian="normal" style:font-style-complex="normal"/>
    </style:style>
    <style:style style:name="T14" style:family="text">
      <style:text-properties fo:font-style="normal" officeooo:rsid="0014f5ca" style:font-style-asian="normal" style:font-style-complex="normal"/>
    </style:style>
    <style:style style:name="T15" style:family="text">
      <style:text-properties fo:font-style="normal" officeooo:rsid="00156bd8" style:font-style-asian="normal" style:font-style-complex="normal"/>
    </style:style>
    <style:style style:name="T16" style:family="text">
      <style:text-properties fo:font-style="normal" officeooo:rsid="00166c2a" style:font-style-asian="normal" style:font-style-complex="normal"/>
    </style:style>
    <style:style style:name="T17" style:family="text">
      <style:text-properties fo:font-style="normal" officeooo:rsid="0017818d" style:font-style-asian="normal" style:font-style-complex="normal"/>
    </style:style>
    <style:style style:name="T18" style:family="text">
      <style:text-properties fo:font-style="normal" officeooo:rsid="0017bd01" style:font-style-asian="normal" style:font-style-complex="normal"/>
    </style:style>
    <style:style style:name="T19" style:family="text">
      <style:text-properties fo:font-style="normal" officeooo:rsid="001f8399" style:font-style-asian="normal" style:font-style-complex="normal"/>
    </style:style>
    <style:style style:name="T20" style:family="text">
      <style:text-properties fo:background-color="transparent" loext:char-shading-value="0"/>
    </style:style>
    <style:style style:name="T21" style:family="text">
      <style:text-properties officeooo:rsid="000e728e" fo:background-color="transparent" loext:char-shading-value="0"/>
    </style:style>
    <style:style style:name="T22" style:family="text">
      <style:text-properties style:use-window-font-color="true" officeooo:rsid="000e728e" fo:background-color="transparent" loext:char-shading-value="0"/>
    </style:style>
    <style:style style:name="T23" style:family="text">
      <style:text-properties style:font-name="Times New Roman" officeooo:rsid="001b82c2"/>
    </style:style>
    <style:style style:name="T24" style:family="text">
      <style:text-properties style:font-name="Times New Roman" officeooo:rsid="001f8399"/>
    </style:style>
    <style:style style:name="T25" style:family="text">
      <style:text-properties style:font-name="Times New Roman" fo:font-style="normal" style:font-style-asian="normal" style:font-style-complex="normal"/>
    </style:style>
    <style:style style:name="T26" style:family="text">
      <style:text-properties style:font-name="Times New Roman" fo:font-style="normal" officeooo:rsid="001d075b" style:font-style-asian="normal" style:font-style-complex="normal"/>
    </style:style>
    <style:style style:name="T27" style:family="text">
      <style:text-properties style:font-name="Times New Roman" fo:font-style="normal" officeooo:rsid="001f8399" style:font-style-asian="normal" style:font-style-complex="normal"/>
    </style:style>
    <style:style style:name="T28" style:family="text">
      <style:text-properties style:font-name="Times New Roman" fo:font-style="normal" officeooo:rsid="001def61" style:font-style-asian="normal" style:font-style-complex="normal"/>
    </style:style>
    <style:style style:name="T29" style:family="text">
      <style:text-properties style:font-name="Times New Roman" fo:font-style="normal" officeooo:rsid="00210e10" style:font-style-asian="normal" style:font-style-complex="normal"/>
    </style:style>
    <style:style style:name="T30" style:family="text">
      <style:text-properties style:font-name="Times New Roman" officeooo:rsid="001d075b"/>
    </style:style>
    <style:style style:name="T31" style:family="text">
      <style:text-properties style:font-name="Times New Roman" fo:font-style="italic" officeooo:rsid="001d075b" style:font-style-asian="italic" style:font-style-complex="italic"/>
    </style:style>
    <style:style style:name="T32" style:family="text">
      <style:text-properties style:font-name="Times New Roman" fo:font-style="italic" officeooo:rsid="001f8399"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ine Lee and Francesco Serio</text:p>
      <text:p text:style-name="P2">Dr. <text:span text:style-name="T2">Kenneth </text:span>Moorman</text:p>
      <text:p text:style-name="P1">CS-4444<text:line-break/>29 January 2020</text:p>
      <text:p text:style-name="P1"/>
      <text:p text:style-name="P3">*Proposal Title Here*</text:p>
      <text:p text:style-name="P4"/>
      <text:p text:style-name="P7">1. The Project</text:p>
      <text:p text:style-name="P2"><text:tab/></text:p>
      <text:p text:style-name="P2"/>
      <text:p text:style-name="P12"/>
      <text:p text:style-name="P7">2. The Group Makeup</text:p>
      <text:p text:style-name="P2"/>
      <text:p text:style-name="P9">Francesco: </text:p>
      <text:p text:style-name="P6"><text:span text:style-name="T3"><text:tab/>I </text:span>did not choose this project in particular but was placed in it. DO NOT let that detract from the fact that <text:span text:style-name="T3">I</text:span> <text:span text:style-name="T3">am</text:span> extremely excited to be working on the project, because <text:span text:style-name="T3">I</text:span> <text:span text:style-name="T3">am</text:span>. <text:span text:style-name="T3">I am</text:span> interested in this project mainly because <text:span text:style-name="T3">I</text:span> believe in the “use it or lose it” principle. <text:s/>It has been about a year since the last time <text:span text:style-name="T3">I</text:span> ha<text:span text:style-name="T3">ve</text:span> <text:span text:style-name="T3">had </text:span>to do any interfacing between a front end (website) and a back end (database) <text:span text:style-name="T3">for class</text:span>. This project will serve as a refresher in software engineering practices, <text:span text:style-name="T1">front end and back end interfacing, and be an opportunity to either learn a new scripting language or improve upon the knowledge that I have of Ruby. On one hand, this project does not tie directly in to my concentration area, French, however, it would be hard to find one that would from the pool of projects that were proposed. On the other hand, this project will be affected greatly by the knowledge I have amassed in having done three and a half years of Computer Science courses prior to taking Senior Seminar. <text:s/>In particular, the </text:span><text:span text:style-name="T5">Software Engineering</text:span><text:span text:style-name="T11">, </text:span><text:span text:style-name="T6">Operating Systems</text:span><text:span text:style-name="T12">,</text:span><text:span text:style-name="T6"> </text:span><text:span text:style-name="T11">and </text:span><text:span text:style-name="T4">Database Management </text:span><text:span text:style-name="T12">courses </text:span><text:span text:style-name="T11">will directly impact my abilities. </text:span><text:span text:style-name="T12">The first course was where I became well acquainted with the jargon of the software engineering world, where I had to do my first project (remaking the TURING Lab website) for a “real-world” client </text:span><text:span text:style-name="T13">(with whom we met multiple times)</text:span><text:span text:style-name="T12">, and where I learned the process of making a website from scratch </text:span><text:span text:style-name="T13">(using HTML5, CSS, </text:span><text:span text:style-name="T14">JavaScript</text:span><text:span text:style-name="T13">, and some PHP)</text:span><text:span text:style-name="T12"> while working in a group. Because I will be making a website from scratch, will be working </text:span><text:span text:style-name="T13">and meeting with</text:span><text:span text:style-name="T12"> a real-world client, and will be working in a group where a streamlined workflow and clear understanding of the jargon will be necessary,</text:span><text:span text:style-name="T6"> Software Engineering</text:span><text:span text:style-name="T12"> will have been an invaluable class to have taken. The importance of the second course mentioned </text:span><text:span text:style-name="T13">lies in its direct impact on the way that I have grown to write code in a group setting. <text:s/>In</text:span><text:span text:style-name="T7"> Operating Systems</text:span><text:span text:style-name="T13">, I learned the true importance of good documentation when we had to use other groups’ header files with no comments besides the names of the files. It was a lot more difficult to test for which parts of their files were working or not because we were not sure what already did or did not work or what certain functions were supposed to do. </text:span><text:span text:style-name="T16">Another thing that I learned from that class was the importance of starting projects as soon as they are assigned and meeting with one’s group frequently. My group found very quickly that problems have a nice way of arising at the most inopportune moments, when writing code especially. <text:s/>We found that meeting almost daily was the best way to give ourselves time to be able to handle all the compilation and run-time errors that could arise. Lastly, I learned the importance of when to use pair programming. This was the </text:span><text:soft-page-break/><text:span text:style-name="T16">way that my group got the most work done for that class. </text:span><text:span text:style-name="T17">It is nice to have a physical “rubber duck” in the form of a human to bounce ideas off of and often, your group-mates can see things that you don’t in the code and vice-versa. Because </text:span><text:span text:style-name="T8">Senior Project</text:span><text:span text:style-name="T17"> necessitates group-work, I find that all of the above mentioned experiences apply and can help inform </text:span><text:span text:style-name="T18">this group-based project. </text:span><text:span text:style-name="T9">Database Management</text:span><text:span text:style-name="T18"> will </text:span></text:p>
      <text:p text:style-name="P11"/>
      <text:p text:style-name="P16"><text:span text:style-name="T13"><text:tab/>Because I was doing an internship at the time, I decided to see if my group wanted to use some of the workflow tools used at the internship, namely </text:span><text:span text:style-name="T15">GitHub</text:span><text:span text:style-name="T13">,</text:span></text:p>
      <text:p text:style-name="P16"><text:span text:style-name="T13"><text:s/></text:span></text:p>
      <text:p text:style-name="P15">Christine:</text:p>
      <text:p text:style-name="P18"><text:span text:style-name="T23"><text:tab/></text:span><text:span text:style-name="T24">Christine proposed the idea of the Moosnick website to the class. </text:span><text:span text:style-name="T26">In terms of prior knowledge regarding the project, </text:span><text:span text:style-name="T27">she has l</text:span><text:span text:style-name="T26">ittle. </text:span><text:span text:style-name="T30">Because Christine decided to switch to Computer Science as a major right before her Junior year, she did not have the luxury of having many choices of different CS courses outside of the core major requirements. She missed the opportunity to take </text:span><text:span text:style-name="T31">Database Management</text:span><text:span text:style-name="T26"> because </text:span><text:span text:style-name="T27">she</text:span><text:span text:style-name="T26"> had to take the fundamental courses </text:span><text:span text:style-name="T27">instead.</text:span><text:span text:style-name="T26"> </text:span><text:span text:style-name="T27">However, Christine has </text:span><text:span text:style-name="T26">been always interested in learning web development a</text:span><text:span text:style-name="T27">nd databases.</text:span><text:span text:style-name="T26"> </text:span><text:span text:style-name="T27">Extrinsically, it would </text:span><text:span text:style-name="T26">increase </text:span><text:span text:style-name="T27">her</text:span><text:span text:style-name="T26"> marketability as a programmer in the job market. Intrinsically, </text:span><text:span text:style-name="T27">she’s </text:span><text:span text:style-name="T26">wanted to learn how to code an interface a person would interact with that is accessible and aesthetically pleasing. </text:span><text:span text:style-name="T27">Christine’s</text:span><text:span text:style-name="T26"> concentration </text:span><text:span text:style-name="T27">of Spanish</text:span><text:span text:style-name="T26"> does not directly pertain to </text:span><text:span text:style-name="T28">this project. It is hard to argue how Spanish and Computer Science would be directly related in general. However, </text:span><text:span text:style-name="T27">her</text:span><text:span text:style-name="T28"> Spanish minor shows that </text:span><text:span text:style-name="T27">she </text:span><text:span text:style-name="T28">had, and still ha</text:span><text:span text:style-name="T27">s,</text:span><text:span text:style-name="T28"> a desire to learn a foreign language. </text:span><text:span text:style-name="T27">Christine considers programming languages very similar to human languages, and she immensely enjoys learning new languages, both programming and human. The same desire to learn is why Christine chose to propose the project even though she does not possess the skills required. </text:span><text:span text:style-name="T29">However, that does not mean that Christine knows nothing. I</text:span><text:span text:style-name="T27">n </text:span><text:span text:style-name="T32">Operating Systems</text:span><text:span text:style-name="T27">, she utilized GitHub </text:span><text:span text:style-name="T29">for version control in her group projects </text:span><text:span text:style-name="T27">and will use it for this project to keep Fran up to date on her progress. </text:span><text:span text:style-name="T29">She will be honing her terminal skills while working with GitHub as well. </text:span></text:p>
      <text:p text:style-name="P17"><text:span text:style-name="T10"/></text:p>
      <text:p text:style-name="P15"><text:tab/></text:p>
      <text:p text:style-name="P7">3. The Client</text:p>
      <text:p text:style-name="P12"/>
      <text:p text:style-name="P2"/>
      <text:p text:style-name="P2"/>
      <text:p text:style-name="P2"/>
      <text:p text:style-name="P12"/>
      <text:p text:style-name="P2"/>
      <text:p text:style-name="P2"/>
      <text:p text:style-name="P2"/>
      <text:p text:style-name="P2"/>
      <text:p text:style-name="P2"/>
      <text:p text:style-name="P2"/>
      <text:p text:style-name="P2"/>
      <text:p text:style-name="P2"/>
      <text:p text:style-name="P3"><text:soft-page-break/></text:p>
      <text:p text:style-name="P8"/>
      <text:p text:style-name="P8"/>
      <text:p text:style-name="P3"/>
      <text:p text:style-name="P3"/>
      <text:p text:style-name="P3"/>
      <text:p text:style-name="P19"/>
      <text:p text:style-name="P3">Works Cited</text:p>
      <text:p text:style-name="P3"/>
      <text:p text:style-name="P21"><text:a xlink:type="simple" xlink:href="https://owl.purdue.edu/owl/research_and_citation/mla_style/mla_formatting_and_style_guide/mla_works_cited_electronic_sources.html" text:style-name="Internet_20_link" text:visited-style-name="Visited_20_Internet_20_Link">https://owl.purdue.edu/owl/research_and_citation/mla_style/mla_formatting_and_style_guide/mla_works_cited_electronic_sources.html</text:a></text:p>
      <text:p text:style-name="P5"/>
      <text:p text:style-name="P5"><text:a xlink:type="simple" xlink:href="https://guides.github.com/activities/hello-world/" text:style-name="Internet_20_link" text:visited-style-name="Visited_20_Internet_20_Link">https://guides.github.com/activities/hello-world/</text:a> </text:p>
      <text:p text:style-name="P5"/>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style:use-window-font-color="true" officeooo:rsid="000e728e" fo:background-color="transparent" loext:char-shading-value="0"/>
    </style:style>
    <style:style style:name="MT2" style:family="text">
      <style:text-properties officeooo:rsid="000e728e" fo:background-color="transparent" loext:char-shading-value="0"/>
    </style:style>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2in" fo:background-color="transparent" style:dynamic-spacing="false" draw:fill="none" draw:fill-color="#729fcf" draw:opacity="100%"/>
      </style:header-style>
      <style:footer-style/>
    </style:page-layout>
  </office:automatic-styles>
  <office:master-styles>
    <style:master-page style:name="Standard" style:page-layout-name="Mpm1">
      <style:header>
        <text:p text:style-name="MP1"><text:span text:style-name="MT1">Lee</text:span><text:span text:style-name="MT2"> and Serio </text:span><text:page-number text:select-page="current">4</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2T12:45:12.858000000</meta:creation-date>
    <dc:date>2020-01-24T16:59:05.022000000</dc:date>
    <meta:editing-duration>PT19M10S</meta:editing-duration>
    <meta:editing-cycles>8</meta:editing-cycles>
    <meta:generator>LibreOffice/6.3.4.2$Windows_X86_64 LibreOffice_project/60da17e045e08f1793c57c00ba83cdfce946d0aa</meta:generator>
    <meta:document-statistic meta:table-count="0" meta:image-count="0" meta:object-count="0" meta:page-count="4" meta:paragraph-count="19" meta:word-count="894" meta:character-count="5360" meta:non-whitespace-character-count="4468"/>
  </office:meta>
</office:document-meta>
</file>